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Other Agenc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4">
            <text:p>5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3">
            <text:p>5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48">
            <text:p>448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657">
            <text:p>1,657</text:p>
          </table:table-cell>
          <table:table-cell table:style-name="ce23" office:value-type="float" office:value="89">
            <text:p>8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14">
            <text:p>514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531">
            <text:p>2531</text:p>
          </table:table-cell>
          <table:table-cell table:style-name="ce22" office:value-type="float" office:value="123">
            <text:p>12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979">
            <text:p>2979</text:p>
          </table:table-cell>
          <table:table-cell table:style-name="ce22" office:value-type="float" office:value="149">
            <text:p>14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